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5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officeooo:rsid="0005e806"/>
    </style:style>
    <style:style style:name="T3" style:family="text">
      <style:text-properties fo:language="en" fo:country="US" officeooo:rsid="0005e8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5.</text:p>
      <text:p text:style-name="P2">Последние изменения — 2018.</text:p>
      <text:p text:style-name="P8">Оглавление</text:p>
      <text:p text:style-name="P5"/>
      <text:p text:style-name="P2">Часть 1</text:p>
      <text:p text:style-name="P3"><text:tab/><text:span text:style-name="T2">О пакете </text:span><text:span text:style-name="T3">java.lang</text:span><text:tab/><text:tab/><text:tab/><text:tab/><text:tab/>1</text:p>
      <text:p text:style-name="P3"><text:tab/><text:span text:style-name="T2">Класс </text:span><text:span text:style-name="T3">Object<text:tab/><text:tab/><text:tab/><text:tab/><text:tab/><text:tab/>1</text:span></text:p>
      <text:p text:style-name="P3"><text:span text:style-name="T3"><text:tab/></text:span><text:span text:style-name="T2">Класс </text:span><text:span text:style-name="T3">Class<text:tab/><text:tab/><text:tab/><text:tab/><text:tab/><text:tab/>3</text:span></text:p>
      <text:p text:style-name="P3"><text:span text:style-name="T3"><text:tab/></text:span><text:span text:style-name="T2">Класс </text:span><text:span text:style-name="T3">Void<text:tab/><text:tab/><text:tab/><text:tab/><text:tab/><text:tab/>3</text:span></text:p>
      <text:p text:style-name="P3"><text:span text:style-name="T3"><text:tab/></text:span><text:span text:style-name="T2">Класс </text:span><text:span text:style-name="T3">Boolean<text:tab/><text:tab/><text:tab/><text:tab/><text:tab/><text:tab/>3</text:span></text:p>
      <text:p text:style-name="P3"><text:span text:style-name="T3"><text:tab/></text:span><text:span text:style-name="T2">Класс </text:span><text:span text:style-name="T3">Character<text:tab/><text:tab/><text:tab/><text:tab/><text:tab/>6</text:span></text:p>
      <text:p text:style-name="P3"><text:span text:style-name="T3"><text:tab/></text:span><text:span text:style-name="T2">Класс </text:span><text:span text:style-name="T3">Number<text:tab/><text:tab/><text:tab/><text:tab/><text:tab/><text:tab/>11</text:span></text:p>
      <text:p text:style-name="P3"><text:span text:style-name="T3"><text:tab/></text:span><text:span text:style-name="T2">Класс </text:span><text:span text:style-name="T3">Math<text:tab/><text:tab/><text:tab/><text:tab/><text:tab/><text:tab/>33</text:span></text:p>
      <text:p text:style-name="P3"><text:span text:style-name="T3"><text:tab/></text:span><text:span text:style-name="T2">Класс </text:span><text:span text:style-name="T3">String<text:tab/><text:tab/><text:tab/><text:tab/><text:tab/><text:tab/>41</text:span></text:p>
      <text:p text:style-name="P3"><text:span text:style-name="T3"><text:tab/></text:span><text:span text:style-name="T2">Класс </text:span><text:span text:style-name="T3">Enum<text:tab/><text:tab/><text:tab/><text:tab/><text:tab/><text:tab/>48</text:span></text:p>
      <text:p text:style-name="P3"><text:span text:style-name="T3"><text:tab/></text:span><text:span text:style-name="T2">Класс </text:span><text:span text:style-name="T3">System<text:tab/><text:tab/><text:tab/><text:tab/><text:tab/><text:tab/>50</text:span></text:p>
      <text:p text:style-name="P3"><text:span text:style-name="T3"><text:tab/></text:span><text:span text:style-name="T2">Многопоточность (</text:span><text:span text:style-name="T3">Multithreading</text:span><text:span text:style-name="T2">)<text:tab/><text:tab/><text:tab/></text:span><text:span text:style-name="T3">52</text:span></text:p>
      <text:p text:style-name="P3"><text:span text:style-name="T3"><text:tab/></text:span></text:p>
      <text:p text:style-name="P2"/>
      <text:p text:style-name="P2">Часть 2</text:p>
      <text:p text:style-name="P3"><text:tab/><text:span text:style-name="T2">Файл с точкой входа в программу</text:span><text:tab/><text:tab/><text:tab/><text:span text:style-name="T2">59</text:span></text:p>
      <text:p text:style-name="P3"><text:tab/><text:span text:style-name="T2">Проверка предикатов<text:tab/><text:tab/><text:tab/><text:tab/><text:tab/>60</text:span></text:p>
      <text:p text:style-name="P3"><text:tab/><text:span text:style-name="T2">Специфическая форма конструкторов<text:tab/><text:tab/><text:tab/>60</text:span></text:p>
      <text:p text:style-name="P3"><text:tab/></text:p>
      <text:p text:style-name="P9">Библиография</text:p>
      <text:p text:style-name="P6"/>
      <text:p text:style-name="P3">Не приводится.</text:p>
      <text:p text:style-name="P3"/>
      <text:p text:style-name="P10">Java</text:p>
      <text:p text:style-name="P7"/>
      <text:p text:style-name="P4"><text:span text:style-name="T1">Том </text:span>I. <text:span text:style-name="T1">Последние изменения —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9-30T09:21:46.282000000</dc:date>
    <meta:editing-duration>PT18M</meta:editing-duration>
    <meta:editing-cycles>3</meta:editing-cycles>
    <meta:document-statistic meta:table-count="0" meta:image-count="0" meta:object-count="0" meta:page-count="4" meta:paragraph-count="29" meta:word-count="93" meta:character-count="654" meta:non-whitespace-character-count="506"/>
  </office:meta>
</office:document-meta>
</file>